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5-09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5-08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5-07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5-06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5-05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5-04-1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4-11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4-10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4-09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4-08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4-07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4-06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4-05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4-04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11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09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08-2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07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06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05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04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3-03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11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10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09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08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07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06-2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05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04-2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2-03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11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10-2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09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08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07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06-2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05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04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1-03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0-11-2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0-10-1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0-09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0-08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0-07-1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20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9-11-1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9-10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9-09-1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9-08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9-07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9-06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9-05-1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9-04-2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11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10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09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08-1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07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06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05-1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04-1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8-03-1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7-11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7-10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7-09-1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7-08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7-07-2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7-06-1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7-05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7-04-1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12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11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10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09-0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08-1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07-2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06-0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05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6-04-1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12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11-0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10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09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08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06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05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5-04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11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10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09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08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07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06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05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4-04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12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11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09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08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05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3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12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10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09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07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05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04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03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1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200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9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8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7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7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7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7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970</text:p>
          </table:table-cell>
          <table:table-cell office:value-type="string" calcext:value-type="string">
            <text:p>CSTL nr New Prague, FRIEDENS LUTH. CHURCH</text:p>
          </table:table-cell>
          <table:table-cell office:value-type="string" calcext:value-type="string">
            <text:p>197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78" meta:object-count="0"/>
    <meta:user-defined meta:name="AppVersion">3.0</meta:user-defined>
  </office:meta>
</office:document-meta>
</file>